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dash" draw:stroke-dash="Long_20_Dash" svg:stroke-width="0.212cm" svg:stroke-color="#000000" draw:marker-start="Arrowheads_20_2" draw:marker-start-width="0.518cm" draw:marker-end-width="0.518cm" draw:fill="none" draw:textarea-vertical-align="middle" fo:padding-top="0.231cm" fo:padding-bottom="0.231cm" fo:padding-left="0.356cm" fo:padding-right="0.356cm"/>
    </style:style>
    <style:style style:name="gr2" style:family="graphic" style:parent-style-name="standard">
      <style:graphic-properties svg:stroke-width="0.035cm" svg:stroke-color="#000000" draw:marker-start-width="0.253cm" draw:marker-end-width="0.253cm" draw:fill="none" draw:textarea-horizontal-align="justify" draw:textarea-vertical-align="middle" draw:auto-grow-height="false" fo:min-height="4.311cm" fo:min-width="4.062cm" fo:padding-top="0.143cm" fo:padding-bottom="0.143cm" fo:padding-left="0.268cm" fo:padding-right="0.268cm" draw:shadow="hidden"/>
    </style:style>
    <style:style style:name="gr3" style:family="graphic" style:parent-style-name="objectwithoutfill">
      <style:graphic-properties svg:stroke-width="0.035cm" svg:stroke-color="#000000" draw:marker-start="" draw:marker-start-width="0.253cm" draw:marker-end-width="0.253cm" draw:fill="none" draw:textarea-vertical-align="middle" fo:padding-top="0.143cm" fo:padding-bottom="0.143cm" fo:padding-left="0.268cm" fo:padding-right="0.268cm"/>
    </style:style>
    <style:style style:name="gr4" style:family="graphic" style:parent-style-name="objectwithoutfill">
      <style:graphic-properties draw:stroke="solid" draw:stroke-dash="Long_20_Dash" svg:stroke-width="0.035cm" svg:stroke-color="#000000" draw:marker-start="" draw:marker-start-width="0.253cm" draw:marker-end-width="0.253cm" draw:fill="none" draw:textarea-vertical-align="middle" fo:padding-top="0.143cm" fo:padding-bottom="0.143cm" fo:padding-left="0.268cm" fo:padding-right="0.268cm"/>
    </style:style>
    <style:style style:name="gr5" style:family="graphic" style:parent-style-name="standard">
      <style:graphic-properties svg:stroke-width="0.106cm" svg:stroke-color="#c5000b" draw:marker-start-width="0.359cm" draw:marker-end-width="0.359cm" draw:fill="none" draw:textarea-horizontal-align="justify" draw:textarea-vertical-align="middle" draw:auto-grow-height="false" fo:min-height="4.413cm" fo:min-width="4.164cm" fo:padding-top="0.178cm" fo:padding-bottom="0.178cm" fo:padding-left="0.303cm" fo:padding-right="0.303cm"/>
    </style:style>
    <style:style style:name="gr6" style:family="graphic" style:parent-style-name="objectwithoutfill">
      <style:graphic-properties svg:stroke-width="0.106cm" svg:stroke-color="#c5000b" draw:marker-start="" draw:marker-start-width="0.359cm" draw:marker-end-width="0.359cm" draw:fill="none" draw:textarea-vertical-align="middle" fo:padding-top="0.178cm" fo:padding-bottom="0.178cm" fo:padding-left="0.303cm" fo:padding-right="0.303cm"/>
    </style:style>
    <style:style style:name="gr7" style:family="graphic" style:parent-style-name="standard">
      <style:graphic-properties svg:stroke-width="0.106cm" svg:stroke-color="#579d1c" draw:marker-start-width="0.359cm" draw:marker-end-width="0.359cm" draw:fill="none" draw:textarea-horizontal-align="justify" draw:textarea-vertical-align="middle" draw:auto-grow-height="false" fo:min-height="4.387cm" fo:min-width="4.137cm" fo:padding-top="0.178cm" fo:padding-bottom="0.178cm" fo:padding-left="0.303cm" fo:padding-right="0.303cm"/>
    </style:style>
    <style:style style:name="gr8" style:family="graphic" style:parent-style-name="objectwithoutfill">
      <style:graphic-properties svg:stroke-width="0.106cm" svg:stroke-color="#579d1c" draw:marker-start="" draw:marker-start-width="0.359cm" draw:marker-end-width="0.359cm" draw:fill="none" draw:textarea-vertical-align="middle" fo:padding-top="0.178cm" fo:padding-bottom="0.178cm" fo:padding-left="0.303cm" fo:padding-right="0.303cm"/>
    </style:style>
    <style:style style:name="gr9" style:family="graphic" style:parent-style-name="objectwithoutfill">
      <style:graphic-properties svg:stroke-width="0.212cm" svg:stroke-color="#000000" draw:marker-start="Arrowheads_20_4" draw:marker-start-width="0.518cm" draw:marker-end="Arrowheads_20_4" draw:marker-end-width="0.618cm" draw:fill="none" draw:textarea-vertical-align="middle" fo:padding-top="0.231cm" fo:padding-bottom="0.231cm" fo:padding-left="0.356cm" fo:padding-right="0.356cm"/>
    </style:style>
    <style:style style:name="gr10" style:family="graphic" style:parent-style-name="standard">
      <style:graphic-properties draw:stroke="none" svg:stroke-color="#000000" draw:fill="none" draw:fill-color="#ffffff" draw:auto-grow-height="true" draw:auto-grow-width="false" fo:max-height="0cm" fo:min-height="2.54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546cm"/>
      <style:paragraph-properties style:writing-mode="lr-tb"/>
    </style:style>
    <style:style style:name="gr1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13" style:family="graphic" style:parent-style-name="standard">
      <style:graphic-properties draw:stroke="none" draw:stroke-dash="Dashed_20__28_var_29__20_2" svg:stroke-width="0cm" draw:stroke-linejoin="none" svg:stroke-linecap="butt" draw:fill="solid" draw:fill-color="#000000" draw:textarea-horizontal-align="center" draw:textarea-vertical-align="middle"/>
    </style:style>
    <style:style style:name="gr14" style:family="graphic" style:parent-style-name="standard">
      <style:graphic-properties draw:stroke="none" draw:stroke-dash="Dashed_20__28_var_29__20_2" svg:stroke-width="0cm" draw:stroke-linejoin="none" svg:stroke-linecap="butt" draw:fill="solid" draw:fill-color="#579d1c" draw:textarea-horizontal-align="center" draw:textarea-vertical-align="middle"/>
    </style:style>
    <style:style style:name="gr15" style:family="graphic" style:parent-style-name="standard">
      <style:graphic-properties draw:stroke="none" draw:stroke-dash="Dashed_20__28_var_29__20_2" svg:stroke-width="0cm" draw:stroke-linejoin="none" svg:stroke-linecap="butt" draw:fill="solid" draw:fill-color="#c5000b" draw:textarea-horizontal-align="center" draw:textarea-vertical-align="middle"/>
    </style:style>
    <style:style style:name="gr16" style:family="graphic">
      <style:graphic-properties style:protect="size"/>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579d1c" loext:opacity="100%" style:font-name="Open Sans1" fo:font-size="44pt"/>
    </style:style>
    <style:style style:name="P4" style:family="paragraph">
      <loext:graphic-properties draw:fill="none" draw:fill-color="#ffffff"/>
      <style:paragraph-properties fo:text-align="center" style:writing-mode="lr-tb"/>
      <style:text-properties style:font-name="Open Sans1" fo:font-size="44pt"/>
    </style:style>
    <style:style style:name="P5" style:family="paragraph">
      <loext:graphic-properties draw:fill="none" draw:fill-color="#ffffff"/>
      <style:paragraph-properties fo:text-align="center" style:writing-mode="lr-tb"/>
      <style:text-properties fo:color="#c5000b" loext:opacity="100%" style:font-name="Open Sans1" fo:font-size="44pt"/>
    </style:style>
    <style:style style:name="P6" style:family="paragraph">
      <loext:graphic-properties draw:fill="solid" draw:fill-color="#ffffff"/>
      <style:paragraph-properties fo:text-align="center"/>
    </style:style>
    <style:style style:name="P7" style:family="paragraph">
      <loext:graphic-properties draw:fill="solid" draw:fill-color="#000000"/>
      <style:paragraph-properties fo:text-align="center"/>
    </style:style>
    <style:style style:name="P8" style:family="paragraph">
      <loext:graphic-properties draw:fill="solid" draw:fill-color="#579d1c"/>
      <style:paragraph-properties fo:text-align="center"/>
    </style:style>
    <style:style style:name="P9" style:family="paragraph">
      <loext:graphic-properties draw:fill="solid" draw:fill-color="#c5000b"/>
      <style:paragraph-properties fo:text-align="center"/>
    </style:style>
    <style:style style:name="P10" style:family="paragraph">
      <loext:graphic-properties draw:fill-color="#ffffff"/>
      <style:paragraph-properties style:writing-mode="lr-tb"/>
    </style:style>
    <style:style style:name="T1" style:family="text">
      <style:text-properties fo:color="#579d1c" loext:opacity="100%" style:font-name="Open Sans1" fo:font-size="44pt"/>
    </style:style>
    <style:style style:name="T2" style:family="text">
      <style:text-properties style:font-name="Open Sans1" fo:font-size="44pt"/>
    </style:style>
    <style:style style:name="T3" style:family="text">
      <style:text-properties fo:color="#c5000b" loext:opacity="100%" style:font-name="Open Sans1"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1" draw:layer="layout" svg:width="24.422cm" svg:height="1.898cm" draw:transform="skewX (-8.03220563155156E-017) rotate (-0.971624794585244) translate (7.66761189882819cm 6.81058062545448cm)" svg:viewBox="0 0 24423 1899" svg:d="M0 0c7203 2935 18239 2087 24423 26">
          <text:p/>
        </draw:path>
        <draw:g>
          <draw:polyline draw:style-name="gr2" draw:text-style-name="P1" draw:layer="layout" svg:width="6.178cm" svg:height="3.855cm" svg:x="5.033cm" svg:y="5.689cm" svg:viewBox="0 0 6179 3856" draw:points="57,3856 24,3645 5,3432 0,3219 9,3007 32,2796 68,2587 118,2381 182,2178 259,1979 349,1785 451,1598 564,1419 690,1248 826,1085 972,932 1129,787 1295,654 1470,531 1651,420 1840,322 2034,236 2233,163 2436,103 2644,57 2855,24 3068,5 3281,0 3493,9 3704,32 3913,68 4119,118 4322,182 4521,259 4715,349 4902,451 5081,565 5252,690 5415,826 5569,972 5713,1129 5847,1295 5970,1470 6080,1651 6179,1840">
            <text:p/>
          </draw:polyline>
          <draw:line draw:style-name="gr3" draw:text-style-name="P1" draw:layer="layout" svg:x1="7.363cm" svg:y1="8.549cm" svg:x2="9.204cm" svg:y2="9.331cm">
            <text:p/>
          </draw:line>
          <draw:line draw:style-name="gr3" draw:text-style-name="P1" draw:layer="layout" svg:x1="8.674cm" svg:y1="8.019cm" svg:x2="7.892cm" svg:y2="9.86cm">
            <text:p/>
          </draw:line>
          <draw:polyline draw:style-name="gr2" draw:text-style-name="P1" draw:layer="layout" svg:width="5.131cm" svg:height="5.769cm" svg:x="17.712cm" svg:y="22.928cm" svg:viewBox="0 0 5132 5770" draw:points="3934,0 4094,139 4245,289 4386,448 4516,616 4635,793 4743,977 4838,1168 4920,1364 4989,1564 5045,1769 5087,1977 5116,2188 5131,2401 5131,2401 5132,2614 5119,2827 5092,3037 5051,3245 4997,3451 4930,3652 4849,3849 4756,4041 4650,4226 4532,4403 4404,4572 4264,4732 4115,4883 3956,5024 3788,5154 3611,5274 3426,5381 3236,5476 3040,5558 2839,5627 2635,5683 2427,5725 2216,5754 2003,5769 1789,5770 1577,5757 1366,5730 1158,5689 953,5635 751,5568 554,5487 362,5394 177,5288 0,5170">
            <text:p/>
          </draw:polyline>
          <draw:line draw:style-name="gr3" draw:text-style-name="P1" draw:layer="layout" svg:x1="18.562cm" svg:y1="25.398cm" svg:x2="20.561cm" svg:y2="25.324cm">
            <text:p/>
          </draw:line>
          <draw:line draw:style-name="gr3" draw:text-style-name="P1" draw:layer="layout" svg:x1="19.525cm" svg:y1="24.362cm" svg:x2="19.599cm" svg:y2="26.361cm">
            <text:p/>
          </draw:line>
          <draw:path draw:style-name="gr4" draw:text-style-name="P1" draw:layer="layout" svg:width="18.6cm" svg:height="1.138cm" draw:transform="skewX (-8.79312666884654E-017) rotate (-0.971624794585244) translate (11.212cm 7.529cm)" svg:viewBox="0 0 18601 1139" svg:d="M0 0c7885 1752 12347 1246 18601 68">
            <text:p/>
          </draw:path>
          <draw:path draw:style-name="gr4" draw:text-style-name="P1" draw:layer="layout" svg:width="22.438cm" svg:height="1.782cm" draw:transform="rotate (-0.971624794585244) translate (5.09cm 9.545cm)" svg:viewBox="0 0 22439 1783" svg:d="M0 0c7234 2627 16255 2101 22439 40">
            <text:p/>
          </draw:path>
        </draw:g>
        <draw:g>
          <draw:custom-shape draw:style-name="gr5" draw:text-style-name="P1" draw:layer="layout" svg:width="6.744cm" svg:height="6.743cm" draw:transform="skewX (-0.00017453292519948) rotate (-0.401949326734293) translate (7.537cm 7.2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8.367cm" svg:y1="11.272cm" svg:x2="10.277cm" svg:y2="12.084cm">
            <text:p/>
          </draw:line>
          <draw:line draw:style-name="gr6" draw:text-style-name="P1" draw:layer="layout" svg:x1="9.728cm" svg:y1="10.723cm" svg:x2="8.916cm" svg:y2="12.633cm">
            <text:p/>
          </draw:line>
        </draw:g>
        <draw:g>
          <draw:custom-shape draw:style-name="gr7" draw:text-style-name="P1" draw:layer="layout" svg:width="6.707cm" svg:height="6.707cm" draw:transform="rotate (-0.0753982236861551) translate (13.344cm 18.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5.406cm" svg:y1="22.328cm" svg:x2="17.464cm" svg:y2="22.483cm">
            <text:p/>
          </draw:line>
          <draw:line draw:style-name="gr8" draw:text-style-name="P1" draw:layer="layout" svg:x1="16.512cm" svg:y1="21.376cm" svg:x2="16.357cm" svg:y2="23.434cm">
            <text:p/>
          </draw:line>
        </draw:g>
        <draw:line draw:style-name="gr9" draw:text-style-name="P1" draw:layer="layout" svg:x1="12.975cm" svg:y1="18.086cm" svg:x2="15.7cm" svg:y2="16.1cm">
          <text:p/>
        </draw:line>
        <draw:frame draw:style-name="gr10" draw:text-style-name="P3" draw:layer="layout" svg:width="2.5cm" svg:height="2.795cm" svg:x="13.857cm" svg:y="22.6cm">
          <draw:text-box>
            <text:p text:style-name="P2"><text:span text:style-name="T1">B</text:span></text:p>
          </draw:text-box>
        </draw:frame>
        <draw:frame draw:style-name="gr10" draw:text-style-name="P4" draw:layer="layout" svg:width="2.5cm" svg:height="2.795cm" svg:x="17.3cm" svg:y="25.903cm">
          <draw:text-box>
            <text:p text:style-name="P2"><text:span text:style-name="T2">A</text:span></text:p>
          </draw:text-box>
        </draw:frame>
        <draw:frame draw:style-name="gr10" draw:text-style-name="P5" draw:layer="layout" svg:width="2.5cm" svg:height="2.795cm" svg:x="6.416cm" svg:y="11.805cm">
          <draw:text-box>
            <text:p text:style-name="P2"><text:span text:style-name="T3">C</text:span></text:p>
          </draw:text-box>
        </draw:frame>
        <draw:frame draw:style-name="gr11" draw:text-style-name="P4" draw:layer="layout" svg:width="2.5cm" svg:height="2.796cm" svg:x="4.9cm" svg:y="7.404cm">
          <draw:text-box>
            <text:p text:style-name="P2"><text:span text:style-name="T2">D</text:span></text:p>
          </draw:text-box>
        </draw:frame>
        <draw:g>
          <svg:title>TexMaths</svg:title>
          <svg:desc>36§display§\mathsf{A}:\quad t_0 - \Delta t_\mathrm{add}§svg§600§FALSE§</svg:desc>
          <draw:g>
            <draw:path draw:style-name="gr12" draw:text-style-name="P6" draw:layer="layout" svg:width="8.365cm" svg:height="0.943cm" svg:x="1.121cm" svg:y="21.79cm" svg:viewBox="0 0 8366 944" svg:d="M4183 944c-1394 0-2789 0-4183 0 0-315 0-629 0-944 2789 0 5577 0 8366 0 0 315 0 629 0 944-1395 0-2789 0-4183 0z">
              <text:p/>
            </draw:path>
            <draw:path draw:style-name="gr13" draw:text-style-name="P7" draw:layer="layout" svg:width="0.741cm" svg:height="0.839cm" svg:x="1.094cm" svg:y="21.756cm" svg:viewBox="0 0 742 840" svg:d="M426 0c-36 0-71 0-107 0-106 280-213 560-319 840 30 0 60 0 90 0 31-82 62-164 94-245 117 0 235 0 353 0 31 81 63 163 94 245 37 0 74 0 111 0-106-280-211-560-316-840zM513 526c-102 0-203 0-305 0 26-73 53-146 80-218 27-73 65-177 72-222 4 18 14 49 42 128 37 104 74 208 111 312z">
              <text:p/>
            </draw:path>
            <draw:path draw:style-name="gr13" draw:text-style-name="P7" draw:layer="layout" svg:width="0.127cm" svg:height="0.521cm" svg:x="2.313cm" svg:y="22.074cm" svg:viewBox="0 0 128 522" svg:d="M128 66c0-35-28-66-62-66-35 0-66 31-66 66 0 34 31 62 66 62 34 0 62-28 62-62zM128 460c0-35-28-66-62-66-35 0-66 31-66 66 0 34 31 62 66 62 34 0 62-28 62-62z">
              <text:p/>
            </draw:path>
            <draw:path draw:style-name="gr13" draw:text-style-name="P7" draw:layer="layout" svg:width="0.373cm" svg:height="0.77cm" svg:x="4.129cm" svg:y="21.839cm" svg:viewBox="0 0 374 771" svg:d="M225 273c38 0 76 0 115 0 24 0 34 0 34-24 0-14-10-14-34-14-35 0-70 0-104 0 41-173 48-197 48-204 0-21-14-31-34-31-4 0-39 0-49 41-16 65-32 130-49 194-38 0-76 0-114 0-24 0-38 0-38 24 0 14 10 14 35 14 35 0 71 0 107 0-87 346-90 367-90 387 0 66 45 111 111 111 125 0 194-176 194-187 0-10-10-10-17-10-11 0-11 3-18 17-52 125-118 152-156 152-27 0-38-13-38-55 0-28 0-38 7-59 30-118 60-237 90-356z">
              <text:p/>
            </draw:path>
            <draw:path draw:style-name="gr13" draw:text-style-name="P7" draw:layer="layout" svg:width="0.394cm" svg:height="0.58cm" svg:x="4.587cm" svg:y="22.215cm" svg:viewBox="0 0 395 581" svg:d="M395 294c0-93-10-163-48-221-28-38-80-73-149-73-198 0-198 233-198 294 0 60 0 287 198 287 197 0 197-228 197-287zM198 557c-39 0-91-25-108-94-14-48-14-117-14-183 0-62 0-124 14-173 17-66 73-83 108-83 45 0 90 28 107 76 14 45 14 107 14 180 0 66 0 128-11 180-17 79-76 97-110 97z">
              <text:p/>
            </draw:path>
            <draw:path draw:style-name="gr13" draw:text-style-name="P7" draw:layer="layout" svg:width="0.744cm" svg:height="0.047cm" svg:x="5.46cm" svg:y="22.271cm" svg:viewBox="0 0 745 48" svg:d="M700 48c21 0 45 0 45-24s-24-24-45-24c-219 0-439 0-658 0-21 0-42 0-42 24s21 24 42 24c219 0 439 0 658 0z">
              <text:p/>
            </draw:path>
            <draw:path draw:style-name="gr13" draw:text-style-name="P7" draw:layer="layout" svg:width="0.897cm" svg:height="0.867cm" svg:x="6.635cm" svg:y="21.728cm" svg:viewBox="0 0 898 868" svg:d="M478 24c-7-17-10-24-31-24s-21 7-31 24c-138 273-275 546-413 820-3 10-2 9-3 13 0 11 7 11 24 11 282 0 564 0 846 0 21 0 28 0 28-11-3-4 0-3-7-13-138-274-275-547-413-820zM409 121c110 219 219 438 329 657-219 0-439 0-658 0 109-219 219-438 329-657z">
              <text:p/>
            </draw:path>
            <draw:path draw:style-name="gr13" draw:text-style-name="P7" draw:layer="layout" svg:width="0.373cm" svg:height="0.77cm" svg:x="7.619cm" svg:y="21.839cm" svg:viewBox="0 0 374 771" svg:d="M222 273c38 0 76 0 114 0 24 0 38 0 38-24 0-14-14-14-34-14-36 0-72 0-108 0 45-173 49-197 49-204 0-21-14-31-35-31-3 0-38 0-48 41-15 65-31 130-46 194-38 0-76 0-114 0-28 0-38 0-38 24 0 14 10 14 35 14 35 0 71 0 107 0-90 346-93 367-93 387 0 66 45 111 110 111 125 0 194-176 194-187 0-10-10-10-13-10-11 0-14 3-18 17-52 125-118 152-159 152-24 0-38-13-38-55 0-28 3-38 7-59 30-118 60-237 90-356z">
              <text:p/>
            </draw:path>
            <draw:path draw:style-name="gr13" draw:text-style-name="P7" draw:layer="layout" svg:width="0.425cm" svg:height="0.386cm" svg:x="8.077cm" svg:y="22.399cm" svg:viewBox="0 0 426 387" svg:d="M333 152c0-45 0-76-38-107-35-31-77-45-125-45-83 0-139 31-139 83 0 28 18 41 42 41 21 0 38-17 38-38 0-13-7-34-28-41 28-21 80-21 83-21 49 0 101 31 101 104 0 9 0 18 0 28-49 0-104 3-167 24-76 31-100 76-100 114 0 72 90 93 149 93 69 0 111-38 128-69 4 35 24 66 66 66 28-27 83 0 83-80 0-16 0-32 0-48-9 0-18 0-27 0 0 16 0 32 0 48 0 7 1 49-32 49s-34-42-34-52c0-50 0-99 0-149zM267 259c0 83-73 104-111 104-42 0-83-28-83-69 0-45 41-111 194-118 0 28 0 56 0 83z">
              <text:p/>
            </draw:path>
            <draw:path draw:style-name="gr13" draw:text-style-name="P7" draw:layer="layout" svg:width="0.456cm" svg:height="0.594cm" svg:x="8.555cm" svg:y="22.191cm" svg:viewBox="0 0 457 595" svg:d="M263 7c0 10 0 21 0 31 59 0 66 7 66 48 0 59 0 118 0 177-31-31-73-49-121-49-111 0-208 83-208 191 0 107 90 190 198 190 72 0 114-35 128-52 0 17 0 34 0 52 44-3 88-5 131-7 0-11 0-21 0-31-58 0-65-7-65-49 0-169 0-339 0-508-43 2-86 5-129 7zM326 498c-25 41-66 72-122 72-48 0-83-27-100-51-17-25-28-59-28-114 0-18 0-83 38-121 32-39 73-45 101-45 38 0 76 17 100 48 11 14 11 14 11 31 0 60 0 120 0 180z">
              <text:p/>
            </draw:path>
            <draw:path draw:style-name="gr13" draw:text-style-name="P7" draw:layer="layout" svg:width="0.456cm" svg:height="0.594cm" svg:x="9.092cm" svg:y="22.191cm" svg:viewBox="0 0 457 595" svg:d="M263 7c0 10 0 21 0 31 59 0 66 7 66 48 0 59 0 118 0 177-31-31-73-49-121-49-111 0-208 83-208 191 0 107 90 190 201 190 69 0 111-35 125-52 0 17 0 34 0 52 44-3 88-5 131-7 0-11 0-21 0-31-58 0-65-7-65-49 0-169 0-339 0-508-43 2-86 5-129 7zM326 498c-21 41-66 72-122 72-48 0-83-27-100-51-14-25-24-59-24-114 0-18 0-83 34-121 35-39 77-45 101-45 41 0 76 17 100 48 11 14 11 14 11 31 0 60 0 120 0 180z">
              <text:p/>
            </draw:path>
          </draw:g>
        </draw:g>
        <draw:g>
          <svg:title>TexMaths</svg:title>
          <svg:desc>36§display§\color{darkgreen}{\mathsf{B}:\quad t_0}§svg§600§FALSE§</svg:desc>
          <draw:g>
            <draw:path draw:style-name="gr12" draw:text-style-name="P6" draw:layer="layout" svg:width="3.799cm" svg:height="0.918cm" svg:x="1.094cm" svg:y="23.586cm" svg:viewBox="0 0 3800 919" svg:d="M1900 919c-633 0-1267 0-1900 0 0-306 0-613 0-919 1267 0 2533 0 3800 0 0 306 0 613 0 919-634 0-1267 0-1900 0z">
              <text:p/>
            </draw:path>
            <draw:path draw:style-name="gr14" draw:text-style-name="P8" draw:layer="layout" svg:width="0.623cm" svg:height="0.842cm" svg:x="1.149cm" svg:y="23.523cm" svg:viewBox="0 0 624 843" svg:d="M0 0c0 281 0 562 0 843 107 0 215 0 322 0 177 0 302-108 302-229 0-104-104-191-232-212 111-27 201-97 201-190 0-111-132-212-302-212-97 0-194 0-291 0zM101 368c0-100 0-199 0-299 52 0 104 0 156 0 135 0 242 63 242 146 0 73-86 153-256 153-48 0-95 0-142 0zM101 777c0-111 0-222 0-333 58 0 117 0 176 0 132 0 250 73 250 170 0 90-108 163-239 163-63 0-125 0-187 0z">
              <text:p/>
            </draw:path>
            <draw:path draw:style-name="gr14" draw:text-style-name="P8" draw:layer="layout" svg:width="0.127cm" svg:height="0.523cm" svg:x="2.286cm" svg:y="23.842cm" svg:viewBox="0 0 128 524" svg:d="M128 66c0-35-27-66-62-66s-66 31-66 66 31 62 66 62 62-27 62-62zM128 461c0-34-27-66-62-66s-66 32-66 66c0 35 31 63 66 63s62-28 62-63z">
              <text:p/>
            </draw:path>
            <draw:path draw:style-name="gr14" draw:text-style-name="P8" draw:layer="layout" svg:width="0.373cm" svg:height="0.772cm" svg:x="4.103cm" svg:y="23.606cm" svg:viewBox="0 0 374 773" svg:d="M222 274c38 0 76 0 114 0 28 0 38 0 38-24 0-14-10-14-34-14-36 0-72 0-108 0 45-170 52-194 52-205 0-17-17-31-38-31-3 0-35 0-48 45-15 64-30 127-45 191-39 0-77 0-115 0-24 0-38 0-38 24 0 14 10 14 35 14 35 0 71 0 107 0-87 347-93 368-93 388 0 66 48 111 114 111 121 0 191-176 191-187 0-10-7-10-14-10-11 0-11 3-18 17-52 125-117 153-159 153-24 0-38-14-38-56 0-28 3-34 7-55 30-121 60-241 90-361z">
              <text:p/>
            </draw:path>
            <draw:path draw:style-name="gr14" draw:text-style-name="P8" draw:layer="layout" svg:width="0.394cm" svg:height="0.582cm" svg:x="4.56cm" svg:y="23.984cm" svg:viewBox="0 0 395 583" svg:d="M395 295c0-94-10-163-52-222-24-38-80-73-145-73-198 0-198 234-198 295s0 288 198 288c197 0 197-229 197-288zM198 558c-42 0-94-24-108-93-14-49-14-118-14-184 0-59 0-125 14-173 17-66 73-84 108-84 45 0 90 28 104 77 13 45 13 107 13 180 0 66 0 128-10 180-17 80-73 97-107 97z">
              <text:p/>
            </draw:path>
          </draw:g>
        </draw:g>
        <draw:g>
          <svg:title>TexMaths</svg:title>
          <svg:desc>36§display§\color{darkred}{\mathsf{C}:\quad t_0 + \Delta t_\mathrm{reinit} }§svg§600§FALSE§</svg:desc>
          <draw:g>
            <draw:path draw:style-name="gr12" draw:text-style-name="P6" draw:layer="layout" svg:width="9.038cm" svg:height="0.943cm" svg:x="1.094cm" svg:y="25.226cm" svg:viewBox="0 0 9039 944" svg:d="M4519 944c-1506 0-3013 0-4519 0 0-315 0-629 0-944 3013 0 6026 0 9039 0 0 315 0 629 0 944-1507 0-3013 0-4520 0z">
              <text:p/>
            </draw:path>
            <draw:path draw:style-name="gr15" draw:text-style-name="P9" draw:layer="layout" svg:width="0.637cm" svg:height="0.867cm" svg:x="1.111cm" svg:y="25.178cm" svg:viewBox="0 0 638 868" svg:d="M631 716c-73 48-115 72-236 72-173 0-284-180-284-356 0-162 100-352 288-352 86 0 142 17 208 62 5-34 11-67 17-101-52-24-146-41-225-41-226 0-399 190-399 443 0 193 146 425 399 425 114 0 159-17 239-66-3-29-5-58-7-86z">
              <text:p/>
            </draw:path>
            <draw:path draw:style-name="gr15" draw:text-style-name="P9" draw:layer="layout" svg:width="0.127cm" svg:height="0.521cm" svg:x="2.255cm" svg:y="25.51cm" svg:viewBox="0 0 128 522" svg:d="M128 66c0-35-31-66-66-66-34 0-62 31-62 66 0 34 28 62 62 62 35 0 66-28 66-62zM128 460c0-35-31-66-66-66-34 0-62 31-62 66 0 34 28 62 62 62 35 0 66-28 66-62z">
              <text:p/>
            </draw:path>
            <draw:path draw:style-name="gr15" draw:text-style-name="P9" draw:layer="layout" svg:width="0.373cm" svg:height="0.77cm" svg:x="4.071cm" svg:y="25.275cm" svg:viewBox="0 0 374 771" svg:d="M222 273c38 0 76 0 114 0 24 0 38 0 38-24 0-14-14-14-34-14-36 0-72 0-108 0 45-173 49-197 49-204 0-21-14-31-35-31-3 0-38 0-48 41-15 65-30 130-46 194-38 0-76 0-114 0-28 0-38 0-38 24 0 14 10 14 35 14 35 0 71 0 107 0-90 346-93 367-93 387 0 66 45 111 110 111 125 0 195-176 195-187 0-10-11-10-14-10-11 0-14 3-18 17-52 125-118 152-159 152-24 0-38-13-38-55 0-28 3-38 7-59 30-118 60-237 90-356z">
              <text:p/>
            </draw:path>
            <draw:path draw:style-name="gr15" draw:text-style-name="P9" draw:layer="layout" svg:width="0.394cm" svg:height="0.58cm" svg:x="4.528cm" svg:y="25.652cm" svg:viewBox="0 0 395 581" svg:d="M395 294c0-93-14-163-52-221-24-38-80-73-145-73-198 0-198 233-198 294 0 60 0 287 198 287 197 0 197-228 197-287zM198 557c-42 0-94-25-111-94-11-48-11-117-11-183 0-62 0-124 14-173 17-66 73-83 108-83 45 0 90 28 104 76 13 45 13 107 13 180 0 66 0 128-10 180-17 79-76 97-107 97z">
              <text:p/>
            </draw:path>
            <draw:path draw:style-name="gr15" draw:text-style-name="P9" draw:layer="layout" svg:width="0.81cm" svg:height="0.805cm" svg:x="5.367cm" svg:y="25.327cm" svg:viewBox="0 0 811 806" svg:d="M430 429c113 0 226 0 339 0 18 0 42 0 42-24 0-25-24-25-42-25-113 0-226 0-339 0 0-114 0-228 0-342 0-14 0-38-25-38-24 0-24 24-24 38 0 114 0 228 0 342-113 0-226 0-339 0-18 0-42 0-42 25 0 24 24 24 42 24 113 0 226 0 339 0 0 113 0 226 0 339 0 17 0 38 24 38 25 0 25-21 25-38 0-113 0-226 0-339z">
              <text:p/>
            </draw:path>
            <draw:path draw:style-name="gr15" draw:text-style-name="P9" draw:layer="layout" svg:width="0.9cm" svg:height="0.867cm" svg:x="6.573cm" svg:y="25.164cm" svg:viewBox="0 0 901 868" svg:d="M482 24c-7-17-11-24-31-24-21 0-25 7-32 24-137 273-275 546-412 820-7 10-5 9-7 13 0 11 7 11 28 11 282 0 563 0 845 0 21 0 28 0 28-11-2-4 0-3-7-13-137-274-275-547-412-820zM412 121c109 219 218 438 326 657-218 0-436 0-655 0 110-219 220-438 329-657z">
              <text:p/>
            </draw:path>
            <draw:path draw:style-name="gr15" draw:text-style-name="P9" draw:layer="layout" svg:width="0.373cm" svg:height="0.77cm" svg:x="7.561cm" svg:y="25.275cm" svg:viewBox="0 0 374 771" svg:d="M222 273c38 0 76 0 114 0 24 0 38 0 38-24 0-14-14-14-34-14-36 0-72 0-108 0 42-173 49-197 49-204 0-21-14-31-35-31-3 0-38 0-48 41-17 65-33 130-49 194-38 0-76 0-114 0-25 0-35 0-35 24 0 14 10 14 35 14 34 0 69 0 104 0-87 346-90 367-90 387 0 66 45 111 110 111 125 0 195-176 195-187 0-10-11-10-14-10-11 0-14 3-21 17-52 125-115 152-156 152-28 0-38-13-38-55 0-28 3-38 7-59 30-118 60-237 90-356z">
              <text:p/>
            </draw:path>
            <draw:path draw:style-name="gr15" draw:text-style-name="P9" draw:layer="layout" svg:width="0.304cm" svg:height="0.372cm" svg:x="8.015cm" svg:y="25.842cm" svg:viewBox="0 0 305 373" svg:d="M125 180c0-73 34-156 114-156-7 4-14 14-14 28 0 28 25 41 38 41 21 0 42-13 42-41s-28-52-69-52c-42 0-90 24-115 90 0-30 0-60 0-90-40 2-81 5-121 7 0 10 0 21 0 31 55 0 62 7 62 48 0 73 0 146 0 218 0 38-7 38-62 38 0 11 0 21 0 31 3 0 62-3 97-3s73 0 111 3c0-10 0-20 0-31-6 0-12 0-17 0-66 0-66-10-66-38 0-41 0-83 0-124z">
              <text:p/>
            </draw:path>
            <draw:path draw:style-name="gr15" draw:text-style-name="P9" draw:layer="layout" svg:width="0.363cm" svg:height="0.386cm" svg:x="8.386cm" svg:y="25.835cm" svg:viewBox="0 0 364 387" svg:d="M343 187c17 0 21 0 21-18 0-76-42-169-166-169-111 0-198 90-198 194 0 107 94 193 208 193s156-90 156-110c0-4 0-11-14-11-10 0-10 4-14 14-28 69-90 80-121 80-42 0-80-18-104-49-31-41-35-93-35-124 89 0 178 0 267 0zM80 166c7-121 83-142 118-142 104 0 107 118 107 142-75 0-150 0-225 0z">
              <text:p/>
            </draw:path>
            <draw:path draw:style-name="gr15" draw:text-style-name="P9" draw:layer="layout" svg:width="0.186cm" svg:height="0.573cm" svg:x="8.833cm" svg:y="25.641cm" svg:viewBox="0 0 187 574" svg:d="M132 48c0-24-21-48-49-48-24 0-48 21-48 48 0 32 24 52 48 52 28 0 49-20 49-52zM3 207c0 11 0 21 0 32 52 0 59 6 59 48 0 73 0 145 0 218 0 38-7 38-62 38 0 10 0 21 0 31 3 0 62-4 97-4 28 0 59 0 90 4 0-10 0-21 0-31-52 0-59 0-59-35 0-102 0-205 0-307-41 2-83 4-125 6z">
              <text:p/>
            </draw:path>
            <draw:path draw:style-name="gr15" draw:text-style-name="P9" draw:layer="layout" svg:width="0.456cm" svg:height="0.372cm" svg:x="9.106cm" svg:y="25.842cm" svg:viewBox="0 0 457 373" svg:d="M392 118c0-77-35-118-125-118-73 0-118 38-142 80 0-27 0-53 0-80-42 2-83 5-125 7 0 10 0 21 0 31 59 0 66 7 66 48 0 73 0 146 0 218 0 38-11 38-66 38 0 11 0 21 0 31 3 0 62-3 97-3 31 0 90 3 97 3 0-10 0-20 0-31-55 0-62 0-62-38 0-50 0-101 0-152 0-86 69-128 128-128s66 45 66 90c0 63 0 127 0 190 0 38-7 38-63 38 0 11 0 21 0 31 33-1 59-3 97-3 32 0 91 3 97 3 0-10 0-20 0-31-55 0-65 0-65-38 0-62 0-124 0-186z">
              <text:p/>
            </draw:path>
            <draw:path draw:style-name="gr15" draw:text-style-name="P9" draw:layer="layout" svg:width="0.183cm" svg:height="0.573cm" svg:x="9.647cm" svg:y="25.641cm" svg:viewBox="0 0 184 574" svg:d="M132 48c0-24-21-48-49-48s-48 21-48 48c0 32 24 52 48 52s49-20 49-52zM3 207c0 11 0 21 0 32 52 0 59 6 59 48 0 73 0 145 0 218 0 38-7 38-62 38 0 10 0 21 0 31 31-1 59-4 94-4 31 0 62 0 90 4 0-10 0-21 0-31-49 0-56 0-56-35 0-102 0-205 0-307-41 2-83 4-125 6z">
              <text:p/>
            </draw:path>
            <draw:path draw:style-name="gr15" draw:text-style-name="P9" draw:layer="layout" svg:width="0.294cm" svg:height="0.528cm" svg:x="9.9cm" svg:y="25.693cm" svg:viewBox="0 0 295 529" svg:d="M146 187c43 0 87 0 131 0 0-11 0-21 0-31-44 0-88 0-131 0 0-52 0-104 0-156-10 0-19 0-28 0-4 76-38 159-118 162 0 9 0 17 0 25 27 0 53 0 80 0 0 76 0 152 0 228 0 97 69 114 118 114 55 0 97-48 97-114 0-16 0-32 0-49-11 0-21 0-32 0 0 17 0 33 0 49 0 55-24 86-59 86-58 0-58-69-58-86 0-76 0-152 0-228z">
              <text:p/>
            </draw:path>
          </draw:g>
        </draw:g>
        <draw:g>
          <svg:title>TexMaths</svg:title>
          <svg:desc>36§display§\mathsf{D}:\quad t_0 + \Delta t_\mathrm{reinit} + \Delta t_\mathr{add}§svg§600§FALSE§</svg:desc>
          <draw:g>
            <draw:path draw:style-name="gr12" draw:text-style-name="P6" draw:layer="layout" svg:width="13.732cm" svg:height="0.943cm" svg:x="1.032cm" svg:y="26.962cm" svg:viewBox="0 0 13733 944" svg:d="M6866 944c-2288 0-4577 0-6866 0 0-315 0-629 0-944 4578 0 9155 0 13733 0 0 315 0 629 0 944-2289 0-4578 0-6867 0z">
              <text:p/>
            </draw:path>
            <draw:path draw:style-name="gr13" draw:text-style-name="P7" draw:layer="layout" svg:width="0.692cm" svg:height="0.839cm" svg:x="1.087cm" svg:y="26.927cm" svg:viewBox="0 0 693 840" svg:d="M0 0c0 280 0 560 0 840 106 0 213 0 319 0 208 0 374-183 374-411 0-235-166-429-374-429-106 0-213 0-319 0zM104 774c0-235 0-470 0-705 62 0 125 0 187 0 170 0 298 145 298 360 0 204-128 345-298 345-62 0-125 0-187 0z">
              <text:p/>
            </draw:path>
            <draw:path draw:style-name="gr13" draw:text-style-name="P7" draw:layer="layout" svg:width="0.127cm" svg:height="0.521cm" svg:x="2.294cm" svg:y="27.245cm" svg:viewBox="0 0 128 522" svg:d="M128 66c0-35-29-66-66-66-36 0-62 31-62 66 0 34 26 62 62 62 37 0 66-28 66-62zM128 460c0-35-29-66-66-66-36 0-62 31-62 66 0 34 26 62 62 62 37 0 66-28 66-62z">
              <text:p/>
            </draw:path>
            <draw:path draw:style-name="gr13" draw:text-style-name="P7" draw:layer="layout" svg:width="0.373cm" svg:height="0.77cm" svg:x="4.11cm" svg:y="27.01cm" svg:viewBox="0 0 374 771" svg:d="M225 273c38 0 77 0 115 0 24 0 34 0 34-24 0-14-10-14-34-14-36 0-72 0-108 0 45-173 52-197 52-204 0-21-14-31-34-31-4 0-39 0-49 41-16 65-32 130-48 194-39 0-77 0-115 0-24 0-38 0-38 24 0 14 10 14 35 14 35 0 71 0 107 0-87 346-93 367-93 387 0 66 48 111 114 111 125 0 194-176 194-187 0-10-10-10-17-10-11 0-11 3-18 17-52 125-118 152-159 152-24 0-35-13-35-55 0-28 0-38 7-59 30-118 60-237 90-356z">
              <text:p/>
            </draw:path>
            <draw:path draw:style-name="gr13" draw:text-style-name="P7" draw:layer="layout" svg:width="0.394cm" svg:height="0.58cm" svg:x="4.567cm" svg:y="27.387cm" svg:viewBox="0 0 395 581" svg:d="M395 294c0-93-10-163-48-221-28-38-80-73-149-73-198 0-198 233-198 294 0 60 0 287 198 287 197 0 197-228 197-287zM198 557c-39 0-91-25-108-94-14-48-14-117-14-183 0-62 0-124 14-173 17-66 73-83 108-83 45 0 90 28 104 76 13 45 17 107 17 180 0 66 0 128-14 180-14 79-73 97-107 97z">
              <text:p/>
            </draw:path>
            <draw:path draw:style-name="gr13" draw:text-style-name="P7" draw:layer="layout" svg:width="0.807cm" svg:height="0.805cm" svg:x="5.41cm" svg:y="27.062cm" svg:viewBox="0 0 808 806" svg:d="M430 429c113 0 226 0 339 0 18 0 39 0 39-24 0-25-21-25-39-25-113 0-226 0-339 0 0-114 0-228 0-342 0-14 0-38-24-38-25 0-25 24-25 38 0 114 0 228 0 342-114 0-228 0-343 0-17 0-38 0-38 25 0 24 21 24 38 24 115 0 229 0 343 0 0 113 0 226 0 339 0 17 0 38 25 38 24 0 24-21 24-38 0-113 0-226 0-339z">
              <text:p/>
            </draw:path>
            <draw:path draw:style-name="gr13" draw:text-style-name="P7" draw:layer="layout" svg:width="0.897cm" svg:height="0.867cm" svg:x="6.616cm" svg:y="26.9cm" svg:viewBox="0 0 898 868" svg:d="M482 24c-11-17-14-24-35-24s-21 7-31 24c-136 273-273 546-409 820-7 10-5 9-7 13 0 11 7 11 28 11 280 0 561 0 842 0 21 0 28 0 28-11-3-4 0-3-7-13-137-274-273-547-409-820zM409 121c110 219 220 438 329 657-219 0-439 0-658 0 109-219 219-438 329-657z">
              <text:p/>
            </draw:path>
            <draw:path draw:style-name="gr13" draw:text-style-name="P7" draw:layer="layout" svg:width="0.373cm" svg:height="0.77cm" svg:x="7.6cm" svg:y="27.01cm" svg:viewBox="0 0 374 771" svg:d="M222 273c39 0 78 0 118 0 24 0 34 0 34-24 0-14-10-14-34-14-36 0-72 0-108 0 45-173 52-197 52-204 0-21-17-31-34-31-7 0-39 0-52 41-15 65-30 130-45 194-39 0-77 0-115 0-24 0-38 0-38 24 0 14 10 14 35 14 35 0 71 0 107 0-87 346-93 367-93 387 0 66 48 111 114 111 121 0 191-176 191-187 0-10-7-10-14-10-11 0-11 3-18 17-52 125-118 152-159 152-24 0-38-13-38-55 0-28 3-38 7-59 30-118 60-237 90-356z">
              <text:p/>
            </draw:path>
            <draw:path draw:style-name="gr13" draw:text-style-name="P7" draw:layer="layout" svg:width="0.304cm" svg:height="0.372cm" svg:x="8.054cm" svg:y="27.577cm" svg:viewBox="0 0 305 373" svg:d="M128 180c0-73 35-156 115-156-7 4-14 14-14 28 0 28 21 41 38 41 21 0 38-13 38-41s-28-52-66-52c-45 0-90 24-118 90 0-30 0-60 0-90-40 2-81 5-121 7 0 10 0 21 0 31 59 0 62 7 62 48 0 73 0 146 0 218 0 38-7 38-62 38 0 11 0 21 0 31 3 0 62-3 97-3 38 0 73 0 111 3 0-10 0-20 0-31-6 0-12 0-17 0-63 0-63-10-63-38 0-41 0-83 0-124z">
              <text:p/>
            </draw:path>
            <draw:path draw:style-name="gr13" draw:text-style-name="P7" draw:layer="layout" svg:width="0.366cm" svg:height="0.386cm" svg:x="8.425cm" svg:y="27.57cm" svg:viewBox="0 0 367 387" svg:d="M343 187c17 0 24 0 24-18 0-76-41-169-169-169-111 0-198 90-198 194 0 107 97 193 208 193 118 0 159-90 159-110 0-4-3-11-13-11-11 0-14 4-18 14-24 69-90 80-121 80-38 0-80-18-104-49-31-41-31-93-31-124 88 0 175 0 263 0zM80 166c10-121 86-142 118-142 104 0 107 118 110 142-76 0-152 0-228 0z">
              <text:p/>
            </draw:path>
            <draw:path draw:style-name="gr13" draw:text-style-name="P7" draw:layer="layout" svg:width="0.183cm" svg:height="0.573cm" svg:x="8.876cm" svg:y="27.377cm" svg:viewBox="0 0 184 574" svg:d="M132 48c0-24-21-48-52-48-25 0-49 21-49 48 0 32 24 52 49 52 27 0 52-20 52-52zM0 207c0 11 0 21 0 32 55 0 62 6 62 48 0 73 0 145 0 218 0 38-10 38-62 38 0 10 0 21 0 31 31-1 59-4 94-4 31 0 62 0 90 4 0-10 0-21 0-31-49 0-59 0-59-35 0-102 0-205 0-307-42 2-83 4-125 6z">
              <text:p/>
            </draw:path>
            <draw:path draw:style-name="gr13" draw:text-style-name="P7" draw:layer="layout" svg:width="0.453cm" svg:height="0.372cm" svg:x="9.15cm" svg:y="27.577cm" svg:viewBox="0 0 454 373" svg:d="M392 118c0-77-38-118-129-118-69 0-114 38-138 80 0-27 0-53 0-80-42 2-83 5-125 7 0 10 0 21 0 31 55 0 62 7 62 48 0 73 0 146 0 218 0 38-7 38-62 38 0 11 0 21 0 31 32-1 59-3 97-3 31 0 90 3 97 3 0-10 0-20 0-31-55 0-66 0-66-38 0-50 0-101 0-152 0-86 73-128 128-128 59 0 70 45 70 90 0 63 0 127 0 190 0 38-11 38-66 38 0 11 0 21 0 31 3 0 62-3 97-3 31 0 90 3 97 3 0-10 0-20 0-31-55 0-62 0-62-38 0-62 0-124 0-186z">
              <text:p/>
            </draw:path>
            <draw:path draw:style-name="gr13" draw:text-style-name="P7" draw:layer="layout" svg:width="0.186cm" svg:height="0.573cm" svg:x="9.687cm" svg:y="27.377cm" svg:viewBox="0 0 187 574" svg:d="M132 48c0-24-21-48-49-48-24 0-48 21-48 48 0 32 24 52 48 52 28 0 49-20 49-52zM3 207c0 11 0 21 0 32 52 0 63 6 63 48 0 73 0 145 0 218 0 38-11 38-66 38 0 10 0 21 0 31 3 0 62-4 97-4 28 0 59 0 90 4 0-10 0-21 0-31-48 0-59 0-59-35 0-102 0-205 0-307-41 2-83 4-125 6z">
              <text:p/>
            </draw:path>
            <draw:path draw:style-name="gr13" draw:text-style-name="P7" draw:layer="layout" svg:width="0.294cm" svg:height="0.528cm" svg:x="9.94cm" svg:y="27.429cm" svg:viewBox="0 0 295 529" svg:d="M146 187c45 0 90 0 135 0 0-11 0-21 0-31-45 0-90 0-135 0 0-52 0-104 0-156-10 0-19 0-28 0 0 76-35 159-118 162 0 9 0 17 0 25 27 0 53 0 80 0 0 76 0 152 0 228 0 97 73 114 118 114 58 0 97-48 97-114 0-16 0-32 0-49-10 0-19 0-28 0 0 17 0 33 0 49 0 55-28 86-63 86-58 0-58-69-58-86 0-76 0-152 0-228z">
              <text:p/>
            </draw:path>
            <draw:path draw:style-name="gr13" draw:text-style-name="P7" draw:layer="layout" svg:width="0.81cm" svg:height="0.805cm" svg:x="10.695cm" svg:y="27.062cm" svg:viewBox="0 0 811 806" svg:d="M430 429c113 0 226 0 339 0 18 0 42 0 42-24 0-25-24-25-42-25-113 0-226 0-339 0 0-114 0-228 0-342 0-14 0-38-24-38-25 0-25 24-25 38 0 114 0 228 0 342-113 0-226 0-339 0-18 0-42 0-42 25 0 24 24 24 42 24 113 0 226 0 339 0 0 113 0 226 0 339 0 17 0 38 25 38 24 0 24-21 24-38 0-113 0-226 0-339z">
              <text:p/>
            </draw:path>
            <draw:path draw:style-name="gr13" draw:text-style-name="P7" draw:layer="layout" svg:width="0.9cm" svg:height="0.867cm" svg:x="11.902cm" svg:y="26.9cm" svg:viewBox="0 0 901 868" svg:d="M482 24c-7-17-11-24-31-24-21 0-25 7-32 24-137 273-275 546-412 820-7 10-5 9-7 13 0 11 10 11 28 11 282 0 564 0 845 0 21 0 28 0 28-11-2-4 0-3-7-13-137-274-275-547-412-820zM412 121c109 219 218 438 326 657-218 0-436 0-655 0 110-219 220-438 329-657z">
              <text:p/>
            </draw:path>
            <draw:path draw:style-name="gr13" draw:text-style-name="P7" draw:layer="layout" svg:width="0.373cm" svg:height="0.77cm" svg:x="12.889cm" svg:y="27.01cm" svg:viewBox="0 0 374 771" svg:d="M222 273c38 0 76 0 114 0 24 0 38 0 38-24 0-14-14-14-34-14-36 0-72 0-108 0 45-173 49-197 49-204 0-21-14-31-35-31-3 0-38 0-48 41-17 65-33 130-49 194-38 0-76 0-114 0-25 0-35 0-35 24 0 14 10 14 35 14 35 0 71 0 107 0-90 346-93 367-93 387 0 66 45 111 110 111 125 0 195-176 195-187 0-10-11-10-14-10-11 0-14 3-18 17-55 125-118 152-159 152-24 0-38-13-38-55 0-28 3-38 7-59 30-118 60-237 90-356z">
              <text:p/>
            </draw:path>
            <draw:path draw:style-name="gr13" draw:text-style-name="P7" draw:layer="layout" svg:width="0.432cm" svg:height="0.379cm" svg:x="13.354cm" svg:y="27.577cm" svg:viewBox="0 0 433 380" svg:d="M305 48c-17-27-45-48-87-48-107 0-218 118-218 242 0 80 55 138 128 138 45 0 87-24 122-58 13 51 65 58 86 58 31 0 52-17 66-45 21-31 31-79 31-83 0-10-10-10-14-10-10 0-13 3-17 24-10 42-28 90-62 90-25 0-28-17-28-41 0-14 7-45 10-66 7-24 18-59 21-76 6-22 12-44 17-66 4-21 14-62 14-66 0-17-14-27-27-27-14 0-35 10-42 34zM253 266c-7 24-24 42-45 59-7 7-42 31-76 31-35 0-63-21-63-79 0-45 25-139 42-173 42-69 83-80 107-80 59 0 77 62 77 73 0 3-3 7-4 10-13 53-25 106-38 159z">
              <text:p/>
            </draw:path>
            <draw:path draw:style-name="gr13" draw:text-style-name="P7" draw:layer="layout" svg:width="0.436cm" svg:height="0.594cm" svg:x="13.881cm" svg:y="27.363cm" svg:viewBox="0 0 437 595" svg:d="M437 24c0-3 0-9 0-14 0-3 0-10-11-10-17 0-90 3-111 7-7 0-17 0-17 21 0 10 10 10 21 10 41 0 41 7 41 14 0 3-3 10-3 17-16 65-32 129-49 194-17-28-48-49-86-49-111 0-222 118-222 242 0 80 55 139 128 139 45 0 87-25 122-59 17 52 65 59 86 59 31 0 52-18 70-45 17-31 31-80 31-83 0-11-10-7-14-11-14 0-14 4-21 25-10 41-24 89-62 89-21 0-28-17-28-41 0-14 3-21 3-35 41-156 81-313 122-470zM253 481c-7 24-24 41-42 58-10 7-41 31-79 31-31 0-63-20-63-79 0-45 25-138 45-173 39-69 84-79 108-79 59 0 73 62 73 72 0 4 0 7 0 11-14 53-28 106-42 159z">
              <text:p/>
            </draw:path>
            <draw:path draw:style-name="gr13" draw:text-style-name="P7" draw:layer="layout" svg:width="0.439cm" svg:height="0.594cm" svg:x="14.387cm" svg:y="27.363cm" svg:viewBox="0 0 440 595" svg:d="M437 24c0-3 2-9 3-14 0-3-3-10-14-10-17 0-86 3-111 7-7 0-17 0-17 21 0 10 10 10 21 10 41 0 41 7 41 14 0 3 0 10-3 17-16 65-32 129-49 194-17-28-45-49-86-49-111 0-222 118-222 242 0 80 55 139 128 139 49 0 90-25 122-59 17 52 65 59 90 59 31 0 52-18 66-45 20-31 31-80 31-83 0-11-11-11-14-11-14 0-14 4-21 25-10 41-24 89-62 89-21 0-28-17-28-41 0-14 3-21 7-35 39-156 78-313 118-470zM253 481c-3 24-24 41-42 58-7 7-41 31-79 31-31 0-63-20-63-79 0-45 25-138 45-173 39-69 84-79 108-79 59 0 76 62 76 72 0 4-2 7-3 11-14 53-28 106-42 159z">
              <text:p/>
            </draw:path>
          </draw:g>
        </draw:g>
        <draw:g>
          <svg:title>TexMaths</svg:title>
          <svg:desc>28§display§\Delta s_\mathrm{width}§svg§600§FALSE§</svg:desc>
          <draw:g>
            <draw:path draw:style-name="gr12" draw:text-style-name="P6" draw:layer="layout" svg:width="5.55cm" svg:height="1.245cm" svg:x="16.105cm" svg:y="14.383cm" svg:viewBox="0 0 5551 1246" svg:d="M2773 1246c-924 0-1849 0-2773 0 0-415 0-831 0-1246 1850 0 3701 0 5551 0 0 415 0 831 0 1246-926 0-1852 0-2778 0z">
              <text:p/>
            </draw:path>
            <draw:path draw:style-name="gr13" draw:text-style-name="P7" draw:layer="layout" svg:width="1.293cm" svg:height="1.157cm" svg:x="16.1cm" svg:y="14.3cm" svg:viewBox="0 0 1294 1158" svg:d="M690 28c-10-19-15-28-45-28s-30 9-45 28c-199 366-397 732-595 1098-5 14-3 12-5 18 0 14 10 14 35 14 406 0 813 0 1219 0 30 0 40 0 40-14-3-6 0-4-10-18-198-366-396-732-594-1098zM590 161c156 291 313 582 469 873-315 0-629 0-944 0 158-291 316-582 475-873z">
              <text:p/>
            </draw:path>
            <draw:path draw:style-name="gr13" draw:text-style-name="P7" draw:layer="layout" svg:width="0.644cm" svg:height="0.733cm" svg:x="17.569cm" svg:y="14.743cm" svg:viewBox="0 0 645 734" svg:d="M595 111c-50 0-85 37-85 74 0 23 15 46 55 46s80-28 80-93c0-73-75-138-210-138-230 0-295 166-295 235 0 130 130 153 180 162 90 14 185 32 185 120 0 46-40 180-250 180-25 0-160 0-200-88 65 9 110-37 110-83 0-37-30-55-65-55-45 0-100 32-100 106 0 92 100 157 250 157 285 0 355-199 355-268 0-60-35-101-55-120-50-46-100-55-175-69-65-9-135-23-135-97 0-46 40-143 195-143 45 0 135 9 160 74z">
              <text:p/>
            </draw:path>
            <draw:path draw:style-name="gr13" draw:text-style-name="P7" draw:layer="layout" svg:width="0.923cm" svg:height="0.497cm" svg:x="18.338cm" svg:y="15.213cm" svg:viewBox="0 0 924 498" svg:d="M819 111c25-60 65-69 105-69 0-14 0-28 0-42-35 0-55 5-90 5s-85-5-119-5c0 14 0 28 0 42 44 0 64 18 64 46 0 9 0 14-10 27-38 94-76 188-114 282-45-103-90-206-135-309 0-5-5-14-5-19 0-27 30-27 65-27 0-14 0-28 0-42-45 0-90 5-130 5s-75-5-110-5c0 14 0 28 0 42 30 0 55 0 70 9s20 31 30 46c0 5-5 9-5 14-39 90-77 181-115 272-42-98-83-197-125-295-10-14-10-14-10-19 0-27 45-27 65-27 0-14 0-28 0-42-45 2-85 5-135 5-40 0-80-5-115-5 0 14 0 28 0 42 45 0 75 0 85 32 57 132 113 264 170 397 10 18 12 27 35 27 22 0 25-9 30-23 46-107 93-215 140-323 46 106 93 213 140 319 5 18 7 27 30 27 22 0 30-9 35-27 51-120 103-240 154-360z">
              <text:p/>
            </draw:path>
            <draw:path draw:style-name="gr13" draw:text-style-name="P7" draw:layer="layout" svg:width="0.269cm" svg:height="0.76cm" svg:x="19.368cm" svg:y="14.937cm" svg:viewBox="0 0 270 761" svg:d="M190 65c0-33-25-65-70-65-35 0-70 28-70 65 0 41 35 64 70 64 40 0 70-27 70-64zM5 277c0 14 0 28 0 41 80 0 90 5 90 60 0 99 0 197 0 296 0 50-15 50-95 50 0 13 0 25 0 37 5 0 90-4 140-4 45 0 85 4 130 4 0-12 0-24 0-37-70 0-85 0-85-50 0-137 0-274 0-411-60 5-120 9-180 14z">
              <text:p/>
            </draw:path>
            <draw:path draw:style-name="gr13" draw:text-style-name="P7" draw:layer="layout" svg:width="0.659cm" svg:height="0.797cm" svg:x="19.752cm" svg:y="14.913cm" svg:viewBox="0 0 660 798" svg:d="M385 14c0 14 0 28 0 41 80 0 90 10 90 65 0 77 0 154 0 231-45-42-105-65-170-65-165 0-305 115-305 258 0 139 130 254 290 254 100 0 160-51 180-69 0 23 0 46 0 69 63-4 126-9 190-14 0-12 0-24 0-37-85 0-95-9-95-64 0-228 0-455 0-683-60 5-120 9-180 14zM470 669c-30 51-95 97-175 97-70 0-115-37-140-69-25-37-40-79-40-153 0-27 0-110 50-166 50-50 110-60 145-60 60 0 110 28 145 65 15 18 15 23 15 41 0 82 0 164 0 245z">
              <text:p/>
            </draw:path>
            <draw:path draw:style-name="gr13" draw:text-style-name="P7" draw:layer="layout" svg:width="0.424cm" svg:height="0.705cm" svg:x="20.507cm" svg:y="15.006cm" svg:viewBox="0 0 425 706" svg:d="M215 249c63 0 126 0 190 0 0-14 0-28 0-41-64 0-127 0-190 0 0-70 0-139 0-208-15 0-30 0-45 0 0 102-50 212-170 217 0 11 0 21 0 32 38 0 77 0 115 0 0 102 0 203 0 305 0 124 105 152 175 152 80 0 135-65 135-157 0-20 0-40 0-60-14 0-27 0-40 0 0 20 0 40 0 60 0 79-40 120-90 120-80 0-80-97-80-115 0-102 0-203 0-305z">
              <text:p/>
            </draw:path>
            <draw:path draw:style-name="gr13" draw:text-style-name="P7" draw:layer="layout" svg:width="0.659cm" svg:height="0.783cm" svg:x="21.087cm" svg:y="14.913cm" svg:viewBox="0 0 660 784" svg:d="M565 443c0-97-50-157-180-157-110 0-170 60-200 106 0-131 0-261 0-392-62 5-123 9-185 14 0 14 0 28 0 41 85 0 95 10 95 65 0 192 0 384 0 577 0 50-15 50-95 50 0 13 0 25 0 37 5 0 90-4 140-4 45 0 130 4 140 4 0-12 0-24 0-37-80 0-90 0-90-50 0-68 0-136 0-203 0-120 100-176 185-176s95 65 95 120c0 86 0 173 0 259 0 50-15 50-90 50 0 13 0 25 0 37 46-1 85-4 140-4 45 0 130 4 140 4 0-12 0-24 0-37-80 0-95 0-95-50 0-85 0-169 0-254z">
              <text:p/>
            </draw:path>
          </draw:g>
        </draw:g>
        <presentation:notes draw:style-name="dp2">
          <draw:page-thumbnail draw:style-name="gr16"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2" draw:display-name="Arrowheads 2" svg:viewBox="0 0 20 40" svg:d="M0 40l10-40 10 40z"/>
    <draw:marker draw:name="Arrowheads_20_4" draw:display-name="Arrowheads 4" svg:viewBox="0 0 1131 1580" svg:d="M1013 1491l118 89-567-1580-564 1580 114-85 136-68 148-46 161-17 161 13 153 46z"/>
    <draw:marker draw:name="Triangle" svg:viewBox="0 0 1013 1130" svg:d="M1009 1050l-449-1008-22-30-29-12-34 12-21 26-449 1012-5 13v8l5 21 12 21 17 13 21 4h903l21-4 21-13 9-21 4-21v-8z"/>
    <draw:stroke-dash draw:name="Dashed_20__28_var_29__20_2" draw:display-name="Dashed (var) 2"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start="Triangle" draw:marker-end-width="0.8cm"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112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1.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89cm" fo:margin-bottom="0cm" fo:text-indent="0cm"/>
      <style:text-properties fo:font-size="62.5999984741211pt" style:font-size-asian="28pt" style:font-size-complex="28pt"/>
    </style:style>
    <style:style style:name="Default-outline3" style:family="presentation" style:parent-style-name="Default-outline2">
      <style:paragraph-properties fo:margin-left="0cm" fo:margin-right="0cm" fo:margin-top="0.666cm" fo:margin-bottom="0cm" fo:text-indent="0cm"/>
      <style:text-properties fo:font-size="53.7000007629395pt" style:font-size-asian="24pt" style:font-size-complex="24pt"/>
    </style:style>
    <style:style style:name="Default-outline4" style:family="presentation" style:parent-style-name="Default-outline3">
      <style:paragraph-properties fo:margin-left="0cm" fo:margin-right="0cm" fo:margin-top="0.44cm" fo:margin-bottom="0cm" fo:text-indent="0cm"/>
      <style:text-properties fo:font-size="44.5999984741211pt" style:font-size-asian="20pt" style:font-size-complex="20pt"/>
    </style:style>
    <style:style style:name="Default-outline5" style:family="presentation" style:parent-style-name="Default-outline4">
      <style:paragraph-properties fo:margin-left="0cm" fo:margin-right="0cm" fo:margin-top="0.215cm" fo:margin-bottom="0cm" fo:text-indent="0cm"/>
      <style:text-properties fo:font-size="44.5999984741211pt" style:font-size-asian="20pt" style:font-size-complex="20pt"/>
    </style:style>
    <style:style style:name="Default-outline6" style:family="presentation" style:parent-style-name="Default-outline5">
      <style:paragraph-properties fo:margin-left="0cm" fo:margin-right="0cm" fo:margin-top="0.215cm" fo:margin-bottom="0cm" fo:text-indent="0cm"/>
      <style:text-properties fo:font-size="44.5999984741211pt" style:font-size-asian="20pt" style:font-size-complex="20pt"/>
    </style:style>
    <style:style style:name="Default-outline7" style:family="presentation" style:parent-style-name="Default-outline6">
      <style:paragraph-properties fo:margin-left="0cm" fo:margin-right="0cm" fo:margin-top="0.215cm" fo:margin-bottom="0cm" fo:text-indent="0cm"/>
      <style:text-properties fo:font-size="44.5999984741211pt" style:font-size-asian="20pt" style:font-size-complex="20pt"/>
    </style:style>
    <style:style style:name="Default-outline8" style:family="presentation" style:parent-style-name="Default-outline7">
      <style:paragraph-properties fo:margin-left="0cm" fo:margin-right="0cm" fo:margin-top="0.215cm" fo:margin-bottom="0cm" fo:text-indent="0cm"/>
      <style:text-properties fo:font-size="44.5999984741211pt" style:font-size-asian="20pt" style:font-size-complex="20pt"/>
    </style:style>
    <style:style style:name="Default-outline9" style:family="presentation" style:parent-style-name="Default-outline8">
      <style:paragraph-properties fo:margin-left="0cm" fo:margin-right="0cm" fo:margin-top="0.215cm" fo:margin-bottom="0cm" fo:text-indent="0cm"/>
      <style:text-properties fo:font-size="44.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9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cm" fo:page-height="35.3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64cm" svg:height="7.575cm" svg:x="2.817cm" svg:y="2.485cm"/>
      <draw:page-thumbnail draw:layer="backgroundobjects" svg:width="5.364cm" svg:height="7.575cm" svg:x="2.817cm" svg:y="11.061cm"/>
      <draw:page-thumbnail draw:layer="backgroundobjects" svg:width="5.364cm" svg:height="7.575cm" svg:x="2.817cm" svg:y="19.637cm"/>
      <draw:page-thumbnail draw:layer="backgroundobjects" svg:width="5.364cm" svg:height="7.575cm" svg:x="12.817cm" svg:y="2.485cm"/>
      <draw:page-thumbnail draw:layer="backgroundobjects" svg:width="5.364cm" svg:height="7.575cm" svg:x="12.817cm" svg:y="11.061cm"/>
      <draw:page-thumbnail draw:layer="backgroundobjects" svg:width="5.364cm" svg:height="7.575cm" svg:x="12.817cm" svg:y="19.637cm"/>
    </style:handout-master>
    <style:master-page style:name="Default" style:page-layout-name="PM1" draw:style-name="Mdp1">
      <draw:frame presentation:style-name="Default-title" draw:layer="backgroundobjects" svg:width="22.499cm" svg:height="5.896cm" svg:x="1.25cm" svg:y="1.401cm" presentation:class="title" presentation:placeholder="true">
        <draw:text-box/>
      </draw:frame>
      <draw:frame presentation:style-name="Default-outline1" draw:layer="backgroundobjects" svg:width="22.499cm" svg:height="20.471cm" svg:x="1.25cm" svg:y="8.254cm" presentation:class="outline" presentation:placeholder="true">
        <draw:text-box/>
      </draw:frame>
      <draw:frame presentation:style-name="Mpr1" draw:text-style-name="MP2" draw:layer="backgroundobjects" svg:width="5.824cm" svg:height="2.431cm" svg:x="1.25cm" svg:y="32.152cm" presentation:class="date-time">
        <draw:text-box>
          <text:p text:style-name="MP1"><text:span text:style-name="MT1"><presentation:date-time/></text:span></text:p>
        </draw:text-box>
      </draw:frame>
      <draw:frame presentation:style-name="Mpr1" draw:text-style-name="MP6" draw:layer="backgroundobjects" svg:width="7.924cm" svg:height="2.431cm" svg:x="8.549cm" svg:y="32.152cm" presentation:class="footer">
        <draw:text-box>
          <text:p text:style-name="MP5"><text:span text:style-name="MT1"><presentation:footer/></text:span></text:p>
        </draw:text-box>
      </draw:frame>
      <draw:frame presentation:style-name="Mpr1" draw:text-style-name="MP4" draw:layer="backgroundobjects" svg:width="5.824cm" svg:height="2.431cm" svg:x="17.924cm" svg:y="32.152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9-04T11:09:08.925988804</meta:creation-date>
    <dc:date>2025-09-04T12:21:12.671399397</dc:date>
    <meta:editing-duration>PT40M26S</meta:editing-duration>
    <meta:editing-cycles>11</meta:editing-cycles>
    <meta:generator>LibreOffice/7.1.8.1$Linux_X86_64 LibreOffice_project/10$Build-1</meta:generator>
    <meta:document-statistic meta:object-count="114"/>
  </office:meta>
</office:document-meta>
</file>